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6"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2b0bb3"/>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6fa4e9"/>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7ab96d"/>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officeooo:paragraph-rsid="005e4a91"/>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ab96d" style:font-size-asian="12pt" style:font-size-complex="12pt"/>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7ab96d" style:font-size-asian="12pt" style:language-asian="tr" style:country-asian="TR" style:font-name-complex="Times New Roman" style:font-size-complex="12pt"/>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77"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officeooo:paragraph-rsid="005e877f"/>
    </style:style>
    <style:style style:name="P78"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7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8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8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8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8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6fa4e9" style:font-weight-asian="bold" style:font-weight-complex="bold"/>
    </style:style>
    <style:style style:name="T34" style:family="text">
      <style:text-properties fo:font-weight="bold" officeooo:rsid="0078c540" style:font-weight-asian="bold" style:font-weight-complex="bold"/>
    </style:style>
    <style:style style:name="T35" style:family="text">
      <style:text-properties fo:font-weight="bold" officeooo:rsid="007ab96d"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6fa4e9" style:language-asian="tr" style:country-asian="TR" style:font-weight-asian="bold" style:font-name-complex="Times New Roman" style:font-weight-complex="bold"/>
    </style:style>
    <style:style style:name="T41" style:family="text">
      <style:text-properties fo:font-weight="bold" officeooo:rsid="0078c540" style:language-asian="tr" style:country-asian="TR" style:font-weight-asian="bold" style:font-name-complex="Times New Roman" style:font-weight-complex="bold"/>
    </style:style>
    <style:style style:name="T42" style:family="text">
      <style:text-properties fo:font-weight="bold" officeooo:rsid="007ab96d" style:language-asian="tr" style:country-asian="TR" style:font-weight-asian="bold" style:font-name-complex="Times New Roman" style:font-weight-complex="bold"/>
    </style:style>
    <style:style style:name="T43" style:family="text">
      <style:text-properties fo:font-weight="bold" officeooo:rsid="003b129e" style:language-asian="tr" style:country-asian="TR" style:font-weight-asian="bold" style:font-weight-complex="bold"/>
    </style:style>
    <style:style style:name="T44" style:family="text">
      <style:text-properties fo:font-weight="bold" officeooo:rsid="006fa4e9" style:language-asian="tr" style:country-asian="TR" style:font-weight-asian="bold" style:font-weight-complex="bold"/>
    </style:style>
    <style:style style:name="T45" style:family="text">
      <style:text-properties fo:font-weight="bold" officeooo:rsid="0078c540" style:language-asian="tr" style:country-asian="TR" style:font-weight-asian="bold" style:font-weight-complex="bold"/>
    </style:style>
    <style:style style:name="T46" style:family="text">
      <style:text-properties fo:font-weight="bold" officeooo:rsid="007ab96d" style:language-asian="tr" style:country-asian="TR" style:font-weight-asian="bold" style:font-weight-complex="bold"/>
    </style:style>
    <style:style style:name="T47" style:family="text">
      <style:text-properties fo:letter-spacing="0.011cm"/>
    </style:style>
    <style:style style:name="T48" style:family="text">
      <style:text-properties officeooo:rsid="001f62ef"/>
    </style:style>
    <style:style style:name="T49" style:family="text">
      <style:text-properties officeooo:rsid="0023f1ec"/>
    </style:style>
    <style:style style:name="T50" style:family="text">
      <style:text-properties officeooo:rsid="0024c625"/>
    </style:style>
    <style:style style:name="T51" style:family="text">
      <style:text-properties fo:font-style="normal" fo:font-weight="bold" officeooo:rsid="00172ad1" style:font-style-asian="normal" style:font-weight-asian="bold" style:font-name-complex="Times New Roman1" style:font-weight-complex="bold"/>
    </style:style>
    <style:style style:name="T52" style:family="text">
      <style:text-properties fo:font-style="normal" fo:font-weight="bold" officeooo:rsid="002572b2" style:font-style-asian="normal" style:font-weight-asian="bold" style:font-name-complex="Times New Roman1" style:font-weight-complex="bold"/>
    </style:style>
    <style:style style:name="T53" style:family="text">
      <style:text-properties fo:font-style="normal" fo:font-weight="bold" officeooo:rsid="005192be" style:font-style-asian="normal" style:font-weight-asian="bold" style:font-name-complex="Times New Roman1" style:font-weight-complex="bold"/>
    </style:style>
    <style:style style:name="T54" style:family="text">
      <style:text-properties fo:font-style="normal" fo:font-weight="bold" officeooo:rsid="00632b9b" style:font-style-asian="normal" style:font-weight-asian="bold" style:font-name-complex="Times New Roman1" style:font-weight-complex="bold"/>
    </style:style>
    <style:style style:name="T55" style:family="text">
      <style:text-properties fo:font-style="normal" fo:font-weight="bold" officeooo:rsid="006fa4e9" style:font-style-asian="normal" style:font-weight-asian="bold" style:font-name-complex="Times New Roman1" style:font-weight-complex="bold"/>
    </style:style>
    <style:style style:name="T56" style:family="text">
      <style:text-properties fo:font-style="normal" fo:font-weight="bold" officeooo:rsid="0078c540" style:font-style-asian="normal" style:font-weight-asian="bold" style:font-name-complex="Times New Roman1" style:font-weight-complex="bold"/>
    </style:style>
    <style:style style:name="T57" style:family="text">
      <style:text-properties fo:font-style="normal" fo:font-weight="bold" officeooo:rsid="007ab96d" style:font-style-asian="normal" style:font-weight-asian="bold" style:font-name-complex="Times New Roman1" style:font-weight-complex="bold"/>
    </style:style>
    <style:style style:name="T58" style:family="text">
      <style:text-properties fo:font-style="normal" fo:font-weight="bold" style:font-style-asian="normal" style:font-weight-asian="bold" style:font-name-complex="Times New Roman1" style:font-weight-complex="normal"/>
    </style:style>
    <style:style style:name="T59" style:family="text">
      <style:text-properties fo:font-style="normal" fo:font-weight="bold" officeooo:rsid="0024c625" style:font-style-asian="normal" style:font-weight-asian="bold" style:font-name-complex="Times New Roman1" style:font-weight-complex="normal"/>
    </style:style>
    <style:style style:name="T60" style:family="text">
      <style:text-properties fo:font-style="normal" fo:font-weight="bold" officeooo:rsid="002572b2" style:font-style-asian="normal" style:font-weight-asian="bold" style:font-name-complex="Times New Roman1" style:font-weight-complex="normal"/>
    </style:style>
    <style:style style:name="T61" style:family="text">
      <style:text-properties fo:font-style="normal" fo:font-weight="bold" officeooo:rsid="00275b19" style:font-style-asian="normal" style:font-weight-asian="bold" style:font-name-complex="Times New Roman1" style:font-weight-complex="normal"/>
    </style:style>
    <style:style style:name="T62" style:family="text">
      <style:text-properties fo:font-style="normal" fo:font-weight="bold" officeooo:rsid="00298cb2" style:font-style-asian="normal" style:font-weight-asian="bold" style:font-name-complex="Times New Roman1" style:font-weight-complex="normal"/>
    </style:style>
    <style:style style:name="T63" style:family="text">
      <style:text-properties fo:font-style="normal" fo:font-weight="bold" officeooo:rsid="002a4e45" style:font-style-asian="normal" style:font-weight-asian="bold" style:font-name-complex="Times New Roman1" style:font-weight-complex="normal"/>
    </style:style>
    <style:style style:name="T64" style:family="text">
      <style:text-properties fo:font-style="normal" fo:font-weight="bold" officeooo:rsid="005192be" style:font-style-asian="normal" style:font-weight-asian="bold" style:font-name-complex="Times New Roman1" style:font-weight-complex="normal"/>
    </style:style>
    <style:style style:name="T65" style:family="text">
      <style:text-properties fo:font-style="normal" fo:font-weight="bold" style:language-asian="tr" style:country-asian="TR" style:font-style-asian="normal" style:font-weight-asian="bold" style:font-name-complex="Times New Roman" style:font-style-complex="normal" style:font-weight-complex="bold"/>
    </style:style>
    <style:style style:name="T66" style:family="text">
      <style:text-properties fo:font-style="normal" fo:font-weight="normal" style:font-style-asian="normal" style:font-weight-asian="normal" style:font-name-complex="Times New Roman1" style:font-weight-complex="normal"/>
    </style:style>
    <style:style style:name="T67" style:family="text">
      <style:text-properties fo:font-style="normal" fo:font-weight="normal" officeooo:rsid="00172ad1" style:font-style-asian="normal" style:font-weight-asian="normal" style:font-name-complex="Times New Roman1" style:font-weight-complex="normal"/>
    </style:style>
    <style:style style:name="T68" style:family="text">
      <style:text-properties fo:font-style="normal" fo:font-weight="normal" officeooo:rsid="00275b19" style:font-style-asian="normal" style:font-weight-asian="normal" style:font-name-complex="Times New Roman1" style:font-weight-complex="normal"/>
    </style:style>
    <style:style style:name="T69" style:family="text">
      <style:text-properties fo:font-style="normal" fo:font-weight="normal" officeooo:rsid="0023f1ec" style:font-style-asian="normal" style:font-weight-asian="normal" style:font-name-complex="Times New Roman1" style:font-weight-complex="normal"/>
    </style:style>
    <style:style style:name="T70" style:family="text">
      <style:text-properties fo:font-style="normal" fo:font-weight="normal" officeooo:rsid="0043c25c" style:font-style-asian="normal" style:font-weight-asian="normal" style:font-name-complex="Times New Roman1" style:font-weight-complex="normal"/>
    </style:style>
    <style:style style:name="T71" style:family="text">
      <style:text-properties fo:font-style="normal" fo:font-weight="normal" officeooo:rsid="002572b2" style:font-style-asian="normal" style:font-weight-asian="normal" style:font-name-complex="Times New Roman1" style:font-weight-complex="normal"/>
    </style:style>
    <style:style style:name="T72" style:family="text">
      <style:text-properties fo:font-style="normal" fo:font-weight="normal" officeooo:rsid="00455e00" style:font-style-asian="normal" style:font-weight-asian="normal" style:font-name-complex="Times New Roman1" style:font-weight-complex="normal"/>
    </style:style>
    <style:style style:name="T73" style:family="text">
      <style:text-properties fo:font-style="normal" fo:font-weight="normal" officeooo:rsid="0047d350" style:font-style-asian="normal" style:font-weight-asian="normal" style:font-name-complex="Times New Roman1" style:font-weight-complex="normal"/>
    </style:style>
    <style:style style:name="T74" style:family="text">
      <style:text-properties fo:font-style="normal" fo:font-weight="normal" officeooo:rsid="007390b8" style:font-style-asian="normal" style:font-weight-asian="normal" style:font-name-complex="Times New Roman1" style:font-weight-complex="normal"/>
    </style:style>
    <style:style style:name="T75"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6" style:family="text">
      <style:text-properties fo:font-style="normal" style:font-style-asian="normal" style:font-name-complex="Times New Roman1" style:font-weight-complex="normal"/>
    </style:style>
    <style:style style:name="T77" style:family="text">
      <style:text-properties fo:font-style="normal" officeooo:rsid="00172ad1" style:font-style-asian="normal" style:font-name-complex="Times New Roman1" style:font-weight-complex="normal"/>
    </style:style>
    <style:style style:name="T78" style:family="text">
      <style:text-properties fo:font-style="normal" officeooo:rsid="00275b19" style:font-style-asian="normal" style:font-name-complex="Times New Roman1" style:font-weight-complex="normal"/>
    </style:style>
    <style:style style:name="T79" style:family="text">
      <style:text-properties fo:font-style="normal" officeooo:rsid="0024c625" style:font-style-asian="normal" style:font-name-complex="Times New Roman1" style:font-weight-complex="normal"/>
    </style:style>
    <style:style style:name="T80" style:family="text">
      <style:text-properties fo:font-style="normal" officeooo:rsid="0043c25c" style:font-style-asian="normal" style:font-name-complex="Times New Roman1" style:font-weight-complex="normal"/>
    </style:style>
    <style:style style:name="T81" style:family="text">
      <style:text-properties fo:font-style="normal" style:language-asian="tr" style:country-asian="TR" style:font-style-asian="normal" style:font-name-complex="Times New Roman" style:font-weight-complex="normal"/>
    </style:style>
    <style:style style:name="T82" style:family="text">
      <style:text-properties fo:font-style="normal" officeooo:rsid="00496a67" style:language-asian="tr" style:country-asian="TR" style:font-style-asian="normal" style:font-name-complex="Times New Roman" style:font-weight-complex="normal"/>
    </style:style>
    <style:style style:name="T83" style:family="text">
      <style:text-properties fo:font-style="normal" officeooo:rsid="005192be" style:language-asian="tr" style:country-asian="TR" style:font-style-asian="normal" style:font-name-complex="Times New Roman" style:font-weight-complex="normal"/>
    </style:style>
    <style:style style:name="T84" style:family="text">
      <style:text-properties fo:font-style="normal" officeooo:rsid="00443595" style:language-asian="tr" style:country-asian="TR" style:font-style-asian="normal" style:font-name-complex="Times New Roman" style:font-weight-complex="normal"/>
    </style:style>
    <style:style style:name="T85" style:family="text">
      <style:text-properties fo:font-style="normal" officeooo:rsid="003d13be" style:language-asian="tr" style:country-asian="TR" style:font-style-asian="normal" style:font-name-complex="Times New Roman" style:font-weight-complex="normal"/>
    </style:style>
    <style:style style:name="T86" style:family="text">
      <style:text-properties fo:font-style="normal" officeooo:rsid="003b129e" style:language-asian="tr" style:country-asian="TR" style:font-style-asian="normal" style:font-name-complex="Times New Roman" style:font-weight-complex="normal"/>
    </style:style>
    <style:style style:name="T87" style:family="text">
      <style:text-properties fo:font-style="normal" officeooo:rsid="003c9814" style:language-asian="tr" style:country-asian="TR" style:font-style-asian="normal" style:font-name-complex="Times New Roman" style:font-weight-complex="normal"/>
    </style:style>
    <style:style style:name="T88" style:family="text">
      <style:text-properties fo:font-style="normal" officeooo:rsid="0056ecfa" style:language-asian="tr" style:country-asian="TR" style:font-style-asian="normal" style:font-name-complex="Times New Roman" style:font-weight-complex="normal"/>
    </style:style>
    <style:style style:name="T89" style:family="text">
      <style:text-properties fo:font-style="normal" officeooo:rsid="0075a0c7" style:language-asian="tr" style:country-asian="TR" style:font-style-asian="normal" style:font-name-complex="Times New Roman" style:font-weight-complex="normal"/>
    </style:style>
    <style:style style:name="T90" style:family="text">
      <style:text-properties fo:language="tr" fo:country="TR" fo:font-weight="bold" style:font-weight-asian="bold" style:font-name-complex="Times New Roman1" style:font-weight-complex="bold"/>
    </style:style>
    <style:style style:name="T91" style:family="text">
      <style:text-properties fo:language="tr" fo:country="TR" fo:font-weight="bold" officeooo:rsid="0024c625" style:font-weight-asian="bold" style:font-name-complex="Times New Roman1" style:font-weight-complex="bold"/>
    </style:style>
    <style:style style:name="T92" style:family="text">
      <style:text-properties fo:language="tr" fo:country="TR" fo:font-weight="bold" officeooo:rsid="0043c25c" style:font-weight-asian="bold" style:font-name-complex="Times New Roman1" style:font-weight-complex="bold"/>
    </style:style>
    <style:style style:name="T93" style:family="text">
      <style:text-properties fo:language="tr" fo:country="TR" fo:font-style="normal" fo:font-weight="bold" style:font-style-asian="normal" style:font-weight-asian="bold" style:font-name-complex="Times New Roman1" style:font-weight-complex="normal"/>
    </style:style>
    <style:style style:name="T94" style:family="text">
      <style:text-properties fo:language="tr" fo:country="TR" fo:font-style="normal" fo:font-weight="normal" style:font-style-asian="normal" style:font-weight-asian="normal" style:font-name-complex="Times New Roman1" style:font-weight-complex="normal"/>
    </style:style>
    <style:style style:name="T95" style:family="text">
      <style:text-properties fo:language="tr" fo:country="TR" fo:font-style="normal" fo:font-weight="normal" officeooo:rsid="004c1294" style:font-style-asian="normal" style:font-weight-asian="normal" style:font-name-complex="Times New Roman1" style:font-weight-complex="normal"/>
    </style:style>
    <style:style style:name="T96" style:family="text">
      <style:text-properties fo:language="tr" fo:country="TR" style:font-name-complex="Times New Roman1"/>
    </style:style>
    <style:style style:name="T97" style:family="text">
      <style:text-properties fo:language="tr" fo:country="TR" officeooo:rsid="00172ad1" style:font-name-complex="Times New Roman1"/>
    </style:style>
    <style:style style:name="T98" style:family="text">
      <style:text-properties fo:language="tr" fo:country="TR" officeooo:rsid="0043c25c" style:font-name-complex="Times New Roman1"/>
    </style:style>
    <style:style style:name="T99" style:family="text">
      <style:text-properties fo:language="tr" fo:country="TR" officeooo:rsid="004c1294" style:font-name-complex="Times New Roman1"/>
    </style:style>
    <style:style style:name="T100" style:family="text">
      <style:text-properties officeooo:rsid="002b0bb3"/>
    </style:style>
    <style:style style:name="T101" style:family="text">
      <style:text-properties style:language-asian="tr" style:country-asian="TR" style:font-name-complex="Times New Roman"/>
    </style:style>
    <style:style style:name="T102" style:family="text">
      <style:text-properties officeooo:rsid="002b0bb3" style:language-asian="tr" style:country-asian="TR" style:font-name-complex="Times New Roman"/>
    </style:style>
    <style:style style:name="T103" style:family="text">
      <style:text-properties officeooo:rsid="00172ad1" style:language-asian="tr" style:country-asian="TR" style:font-name-complex="Times New Roman"/>
    </style:style>
    <style:style style:name="T104" style:family="text">
      <style:text-properties officeooo:rsid="002bcdb2" style:language-asian="tr" style:country-asian="TR" style:font-name-complex="Times New Roman"/>
    </style:style>
    <style:style style:name="T105" style:family="text">
      <style:text-properties officeooo:rsid="00310090" style:language-asian="tr" style:country-asian="TR" style:font-name-complex="Times New Roman"/>
    </style:style>
    <style:style style:name="T106" style:family="text">
      <style:text-properties officeooo:rsid="0033b636" style:language-asian="tr" style:country-asian="TR" style:font-name-complex="Times New Roman"/>
    </style:style>
    <style:style style:name="T107" style:family="text">
      <style:text-properties officeooo:rsid="003aa60a" style:language-asian="tr" style:country-asian="TR" style:font-name-complex="Times New Roman"/>
    </style:style>
    <style:style style:name="T108" style:family="text">
      <style:text-properties officeooo:rsid="0013e64a" style:language-asian="tr" style:country-asian="TR" style:font-name-complex="Times New Roman"/>
    </style:style>
    <style:style style:name="T109" style:family="text">
      <style:text-properties officeooo:rsid="003b129e" style:language-asian="tr" style:country-asian="TR" style:font-name-complex="Times New Roman"/>
    </style:style>
    <style:style style:name="T110" style:family="text">
      <style:text-properties officeooo:rsid="0022f6e7" style:language-asian="tr" style:country-asian="TR" style:font-name-complex="Times New Roman"/>
    </style:style>
    <style:style style:name="T111" style:family="text">
      <style:text-properties officeooo:rsid="003c3a02" style:language-asian="tr" style:country-asian="TR" style:font-name-complex="Times New Roman"/>
    </style:style>
    <style:style style:name="T112" style:family="text">
      <style:text-properties officeooo:rsid="003c9814" style:language-asian="tr" style:country-asian="TR" style:font-name-complex="Times New Roman"/>
    </style:style>
    <style:style style:name="T113" style:family="text">
      <style:text-properties officeooo:rsid="003d13be" style:language-asian="tr" style:country-asian="TR" style:font-name-complex="Times New Roman"/>
    </style:style>
    <style:style style:name="T114" style:family="text">
      <style:text-properties officeooo:rsid="0013588f" style:language-asian="tr" style:country-asian="TR" style:font-name-complex="Times New Roman"/>
    </style:style>
    <style:style style:name="T115" style:family="text">
      <style:text-properties officeooo:rsid="001ab6fb" style:language-asian="tr" style:country-asian="TR" style:font-name-complex="Times New Roman"/>
    </style:style>
    <style:style style:name="T116" style:family="text">
      <style:text-properties officeooo:rsid="003d6035" style:language-asian="tr" style:country-asian="TR" style:font-name-complex="Times New Roman"/>
    </style:style>
    <style:style style:name="T117" style:family="text">
      <style:text-properties officeooo:rsid="00443595" style:language-asian="tr" style:country-asian="TR" style:font-name-complex="Times New Roman"/>
    </style:style>
    <style:style style:name="T118" style:family="text">
      <style:text-properties officeooo:rsid="00467d30" style:language-asian="tr" style:country-asian="TR" style:font-name-complex="Times New Roman"/>
    </style:style>
    <style:style style:name="T119" style:family="text">
      <style:text-properties officeooo:rsid="004958df" style:language-asian="tr" style:country-asian="TR" style:font-name-complex="Times New Roman"/>
    </style:style>
    <style:style style:name="T120" style:family="text">
      <style:text-properties officeooo:rsid="00512536" style:language-asian="tr" style:country-asian="TR" style:font-name-complex="Times New Roman"/>
    </style:style>
    <style:style style:name="T121" style:family="text">
      <style:text-properties officeooo:rsid="004e8cf1" style:language-asian="tr" style:country-asian="TR" style:font-name-complex="Times New Roman"/>
    </style:style>
    <style:style style:name="T122" style:family="text">
      <style:text-properties officeooo:rsid="00455e00" style:language-asian="tr" style:country-asian="TR" style:font-name-complex="Times New Roman"/>
    </style:style>
    <style:style style:name="T123" style:family="text">
      <style:text-properties officeooo:rsid="001c4bd1" style:language-asian="tr" style:country-asian="TR" style:font-name-complex="Times New Roman"/>
    </style:style>
    <style:style style:name="T124" style:family="text">
      <style:text-properties officeooo:rsid="0047d350" style:language-asian="tr" style:country-asian="TR" style:font-name-complex="Times New Roman"/>
    </style:style>
    <style:style style:name="T125" style:family="text">
      <style:text-properties officeooo:rsid="0016608b" style:language-asian="tr" style:country-asian="TR" style:font-name-complex="Times New Roman"/>
    </style:style>
    <style:style style:name="T126" style:family="text">
      <style:text-properties officeooo:rsid="00348da0" style:language-asian="tr" style:country-asian="TR" style:font-name-complex="Times New Roman"/>
    </style:style>
    <style:style style:name="T127" style:family="text">
      <style:text-properties officeooo:rsid="004a1f33" style:language-asian="tr" style:country-asian="TR" style:font-name-complex="Times New Roman"/>
    </style:style>
    <style:style style:name="T128" style:family="text">
      <style:text-properties officeooo:rsid="005e4a91" style:language-asian="tr" style:country-asian="TR" style:font-name-complex="Times New Roman"/>
    </style:style>
    <style:style style:name="T129" style:family="text">
      <style:text-properties officeooo:rsid="006bae34" style:language-asian="tr" style:country-asian="TR" style:font-name-complex="Times New Roman"/>
    </style:style>
    <style:style style:name="T130" style:family="text">
      <style:text-properties officeooo:rsid="006fa4e9" style:language-asian="tr" style:country-asian="TR" style:font-name-complex="Times New Roman"/>
    </style:style>
    <style:style style:name="T131" style:family="text">
      <style:text-properties officeooo:rsid="0078c540" style:language-asian="tr" style:country-asian="TR" style:font-name-complex="Times New Roman"/>
    </style:style>
    <style:style style:name="T132" style:family="text">
      <style:text-properties officeooo:rsid="00792c64" style:language-asian="tr" style:country-asian="TR" style:font-name-complex="Times New Roman"/>
    </style:style>
    <style:style style:name="T133" style:family="text">
      <style:text-properties officeooo:rsid="007ab96d" style:language-asian="tr" style:country-asian="TR" style:font-name-complex="Times New Roman"/>
    </style:style>
    <style:style style:name="T134" style:family="text">
      <style:text-properties style:language-asian="tr" style:country-asian="TR" style:font-name-complex="Tahoma"/>
    </style:style>
    <style:style style:name="T135" style:family="text">
      <style:text-properties officeooo:rsid="003b129e" style:language-asian="tr" style:country-asian="TR" style:font-name-complex="Tahoma"/>
    </style:style>
    <style:style style:name="T136" style:family="text">
      <style:text-properties officeooo:rsid="004958df" style:language-asian="tr" style:country-asian="TR" style:font-name-complex="Tahoma"/>
    </style:style>
    <style:style style:name="T137" style:family="text">
      <style:text-properties officeooo:rsid="006bae34" style:language-asian="tr" style:country-asian="TR" style:font-name-complex="Tahoma"/>
    </style:style>
    <style:style style:name="T138" style:family="text">
      <style:text-properties officeooo:rsid="003b129e" style:language-asian="tr" style:country-asian="TR"/>
    </style:style>
    <style:style style:name="T139" style:family="text">
      <style:text-properties officeooo:rsid="00347560"/>
    </style:style>
    <style:style style:name="T140" style:family="text">
      <style:text-properties officeooo:rsid="00348da0"/>
    </style:style>
    <style:style style:name="T141" style:family="text">
      <style:text-properties officeooo:rsid="003aa60a"/>
    </style:style>
    <style:style style:name="T142" style:family="text">
      <style:text-properties officeooo:rsid="0043c25c"/>
    </style:style>
    <style:style style:name="T143" style:family="text">
      <style:text-properties officeooo:rsid="00443595"/>
    </style:style>
    <style:style style:name="T144" style:family="text">
      <style:text-properties officeooo:rsid="0047d350"/>
    </style:style>
    <style:style style:name="T145" style:family="text">
      <style:text-properties fo:font-style="italic" style:text-underline-style="solid" style:text-underline-width="auto" style:text-underline-color="font-color" fo:font-weight="bold" style:font-style-asian="italic" style:font-weight-asian="bold"/>
    </style:style>
    <style:style style:name="T1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fo:font-weight="bold" style:language-asian="tr" style:country-asian="TR" style:font-style-asian="italic" style:font-weight-asian="bold" style:font-name-complex="Times New Roman"/>
    </style:style>
    <style:style style:name="T151"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2" style:family="text">
      <style:text-properties fo:font-style="italic" fo:font-weight="normal" style:language-asian="tr" style:country-asian="TR" style:font-style-asian="italic" style:font-weight-asian="normal" style:font-name-complex="Times New Roman" style:font-weight-complex="normal"/>
    </style:style>
    <style:style style:name="T153"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4"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6" style:family="text">
      <style:text-properties fo:font-style="italic" style:font-style-asian="italic" style:font-style-complex="italic"/>
    </style:style>
    <style:style style:name="T157" style:family="text">
      <style:text-properties fo:font-style="italic" style:language-asian="tr" style:country-asian="TR" style:font-style-asian="italic" style:font-name-complex="Times New Roman" style:font-style-complex="italic"/>
    </style:style>
    <style:style style:name="T158" style:family="text">
      <style:text-properties fo:font-style="italic" style:language-asian="tr" style:country-asian="TR" style:font-style-asian="italic" style:font-name-complex="Times New Roman" style:font-style-complex="italic" style:font-weight-complex="normal"/>
    </style:style>
    <style:style style:name="T159" style:family="text">
      <style:text-properties fo:font-style="italic" officeooo:rsid="00496a67" style:language-asian="tr" style:country-asian="TR" style:font-style-asian="italic" style:font-name-complex="Times New Roman" style:font-style-complex="italic" style:font-weight-complex="normal"/>
    </style:style>
    <style:style style:name="T160" style:family="text">
      <style:text-properties fo:font-style="italic" officeooo:rsid="002b0bb3" style:language-asian="tr" style:country-asian="TR" style:font-style-asian="italic" style:font-name-complex="Times New Roman" style:font-style-complex="italic" style:font-weight-complex="normal"/>
    </style:style>
    <style:style style:name="T161" style:family="text">
      <style:text-properties fo:font-style="italic" officeooo:rsid="003b129e" style:language-asian="tr" style:country-asian="TR" style:font-style-asian="italic" style:font-style-complex="italic"/>
    </style:style>
    <style:style style:name="T162" style:family="text">
      <style:text-properties fo:font-style="italic" officeooo:rsid="005192be" style:language-asian="tr" style:country-asian="TR" style:font-style-asian="italic" style:font-style-complex="italic"/>
    </style:style>
    <style:style style:name="T163" style:family="text">
      <style:text-properties officeooo:rsid="004c1294"/>
    </style:style>
    <style:style style:name="T164" style:family="text">
      <style:text-properties officeooo:rsid="004d17d8"/>
    </style:style>
    <style:style style:name="T165" style:family="text">
      <style:text-properties officeooo:rsid="005079a5"/>
    </style:style>
    <style:style style:name="T166" style:family="text">
      <style:text-properties style:font-name="UKIJ Diwani" style:language-asian="tr" style:country-asian="TR" style:font-name-complex="Times New Roman"/>
    </style:style>
    <style:style style:name="T167" style:family="text">
      <style:text-properties style:font-name="UKIJ Diwani" fo:font-weight="normal" style:language-asian="tr" style:country-asian="TR" style:font-weight-asian="normal" style:font-name-complex="Times New Roman" style:font-weight-complex="normal"/>
    </style:style>
    <style:style style:name="T168" style:family="text">
      <style:text-properties style:font-name="UKIJ Diwani" fo:font-weight="normal" officeooo:rsid="005e877f" style:language-asian="tr" style:country-asian="TR" style:font-weight-asian="normal" style:font-name-complex="Times New Roman" style:font-weight-complex="normal"/>
    </style:style>
    <style:style style:name="T169" style:family="text">
      <style:text-properties style:font-name="UKIJ Diwani" fo:font-weight="normal" officeooo:rsid="00632b9b" style:language-asian="tr" style:country-asian="TR" style:font-weight-asian="normal" style:font-name-complex="Times New Roman" style:font-weight-complex="normal"/>
    </style:style>
    <style:style style:name="T170" style:family="text">
      <style:text-properties style:font-name="UKIJ Diwani" fo:font-weight="normal" officeooo:rsid="00792c64" style:language-asian="tr" style:country-asian="TR" style:font-weight-asian="normal" style:font-name-complex="Times New Roman" style:font-weight-complex="normal"/>
    </style:style>
    <style:style style:name="T171" style:family="text">
      <style:text-properties style:font-name="UKIJ Diwani" fo:font-weight="normal" officeooo:rsid="007ab96d" style:language-asian="tr" style:country-asian="TR" style:font-weight-asian="normal" style:font-name-complex="Times New Roman" style:font-weight-complex="normal"/>
    </style:style>
    <style:style style:name="T172"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73"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74"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75"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76" style:family="text">
      <style:text-properties style:font-name="UKIJ Diwani" fo:font-size="12pt" fo:font-style="italic" fo:font-weight="normal" officeooo:rsid="005915ab" style:font-size-asian="12pt" style:language-asian="tr" style:country-asian="TR" style:font-style-asian="italic" style:font-weight-asian="normal" style:font-name-complex="Times New Roman" style:font-size-complex="12pt" style:font-weight-complex="normal"/>
    </style:style>
    <style:style style:name="T177"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78" style:family="text">
      <style:text-properties style:font-name="UKIJ Diwani" fo:font-size="12pt" style:font-size-asian="12pt" style:language-asian="tr" style:country-asian="TR" style:font-name-complex="Times New Roman" style:font-size-complex="12pt"/>
    </style:style>
    <style:style style:name="T179" style:family="text">
      <style:text-properties style:font-name="UKIJ Diwani" fo:font-size="12pt" officeooo:rsid="0014c035" style:font-size-asian="12pt" style:language-asian="tr" style:country-asian="TR" style:font-name-complex="Times New Roman" style:font-size-complex="12pt"/>
    </style:style>
    <style:style style:name="T180" style:family="text">
      <style:text-properties style:font-name="UKIJ Diwani" fo:font-size="12pt" officeooo:rsid="0078c540" style:font-size-asian="12pt" style:language-asian="tr" style:country-asian="TR" style:font-name-complex="Times New Roman" style:font-size-complex="12pt"/>
    </style:style>
    <style:style style:name="T181" style:family="text">
      <style:text-properties style:font-name="UKIJ Diwani" fo:font-size="12pt" officeooo:rsid="007ab96d" style:font-size-asian="12pt" style:language-asian="tr" style:country-asian="TR" style:font-name-complex="Times New Roman" style:font-size-complex="12pt"/>
    </style:style>
    <style:style style:name="T182" style:family="text">
      <style:text-properties style:font-name="UKIJ Diwani" fo:font-size="12pt" officeooo:rsid="006fa4e9" style:font-size-asian="12pt" style:language-asian="tr" style:country-asian="TR" style:font-name-complex="Times New Roman" style:font-size-complex="12pt"/>
    </style:style>
    <style:style style:name="T183" style:family="text">
      <style:text-properties style:font-name="UKIJ Diwani" fo:font-size="12pt" officeooo:rsid="0047d350" style:font-size-asian="12pt" style:language-asian="tr" style:country-asian="TR" style:font-name-complex="Times New Roman" style:font-size-complex="12pt"/>
    </style:style>
    <style:style style:name="T184" style:family="text">
      <style:text-properties style:font-name="UKIJ Diwani" fo:font-size="12pt" officeooo:rsid="004a1f33" style:font-size-asian="12pt" style:language-asian="tr" style:country-asian="TR" style:font-name-complex="Times New Roman" style:font-size-complex="12pt"/>
    </style:style>
    <style:style style:name="T185" style:family="text">
      <style:text-properties style:font-name="UKIJ Diwani" fo:font-size="12pt" officeooo:rsid="005e4a91" style:font-size-asian="12pt" style:language-asian="tr" style:country-asian="TR" style:font-name-complex="Times New Roman" style:font-size-complex="12pt"/>
    </style:style>
    <style:style style:name="T186" style:family="text">
      <style:text-properties style:font-name="UKIJ Diwani" fo:font-size="12pt" fo:font-weight="bold" officeooo:rsid="007ab96d" style:font-size-asian="12pt" style:language-asian="tr" style:country-asian="TR" style:font-weight-asian="bold" style:font-name-complex="Times New Roman" style:font-size-complex="12pt" style:font-weight-complex="bold"/>
    </style:style>
    <style:style style:name="T187" style:family="text">
      <style:text-properties style:font-name="UKIJ Diwani" fo:font-size="12pt" fo:font-weight="bold" officeooo:rsid="0078c540" style:font-size-asian="12pt" style:language-asian="tr" style:country-asian="TR" style:font-weight-asian="bold" style:font-name-complex="Times New Roman" style:font-size-complex="12pt" style:font-weight-complex="bold"/>
    </style:style>
    <style:style style:name="T188" style:family="text">
      <style:text-properties style:font-name="UKIJ Diwani" fo:font-size="12pt" fo:font-weight="bold" officeooo:rsid="006fa4e9" style:font-size-asian="12pt" style:language-asian="tr" style:country-asian="TR" style:font-weight-asian="bold" style:font-name-complex="Times New Roman" style:font-size-complex="12pt" style:font-weight-complex="bold"/>
    </style:style>
    <style:style style:name="T189" style:family="text">
      <style:text-properties style:font-name="UKIJ Diwani" fo:font-size="12pt" fo:font-weight="normal" officeooo:rsid="005e877f" style:font-size-asian="12pt" style:language-asian="tr" style:country-asian="TR" style:font-weight-asian="normal" style:font-name-complex="Times New Roman" style:font-size-complex="12pt" style:font-weight-complex="normal"/>
    </style:style>
    <style:style style:name="T190" style:family="text">
      <style:text-properties style:font-name="UKIJ Diwani" fo:font-size="12pt" fo:font-weight="normal" officeooo:rsid="00792c64" style:font-size-asian="12pt" style:language-asian="tr" style:country-asian="TR" style:font-weight-asian="normal" style:font-name-complex="Times New Roman" style:font-size-complex="12pt" style:font-weight-complex="normal"/>
    </style:style>
    <style:style style:name="T191"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192" style:family="text">
      <style:text-properties style:font-name="UKIJ Diwani" fo:font-style="normal" style:language-asian="tr" style:country-asian="TR" style:font-style-asian="normal" style:font-name-complex="Times New Roman" style:font-style-complex="normal"/>
    </style:style>
    <style:style style:name="T193" style:family="text">
      <style:text-properties style:font-name="UKIJ Diwani" fo:font-style="normal" fo:font-weight="bold" style:language-asian="tr" style:country-asian="TR" style:font-style-asian="normal" style:font-weight-asian="bold" style:font-name-complex="Times New Roman" style:font-style-complex="normal" style:font-weight-complex="bold"/>
    </style:style>
    <style:style style:name="T194" style:family="text">
      <style:text-properties style:font-name="UKIJ Diwani" fo:font-style="normal" fo:font-weight="normal" style:language-asian="tr" style:country-asian="TR" style:font-style-asian="normal" style:font-weight-asian="normal" style:font-name-complex="Times New Roman" style:font-style-complex="normal" style:font-weight-complex="normal"/>
    </style:style>
    <style:style style:name="T195" style:family="text">
      <style:text-properties style:font-name="UKIJ Diwani" fo:font-weight="bold" style:language-asian="tr" style:country-asian="TR" style:font-weight-asian="bold" style:font-name-complex="Times New Roman" style:font-weight-complex="bold"/>
    </style:style>
    <style:style style:name="T196" style:family="text">
      <style:text-properties officeooo:rsid="005e877f"/>
    </style:style>
    <style:style style:name="T197" style:family="text">
      <style:text-properties officeooo:rsid="006bae34"/>
    </style:style>
    <style:style style:name="T198" style:family="text">
      <style:text-properties style:font-name="UKIJ Ekran" fo:font-style="normal" style:language-asian="tr" style:country-asian="TR" style:font-style-asian="normal" style:font-name-complex="Times New Roman" style:font-style-complex="normal"/>
    </style:style>
    <style:style style:name="T199" style:family="text">
      <style:text-properties style:font-name="UKIJ Ekran" fo:font-style="normal" officeooo:rsid="006bae34" style:language-asian="tr" style:country-asian="TR" style:font-style-asian="normal" style:font-name-complex="Times New Roman" style:font-style-complex="norm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6bae34"/>
    </style:style>
    <style:style style:name="T202" style:family="text">
      <style:text-properties officeooo:rsid="006fa4e9"/>
    </style:style>
    <style:style style:name="T203" style:family="text">
      <style:text-properties style:font-name="Nimbus Sans L" fo:font-style="normal" fo:font-weight="bold" officeooo:rsid="0078c540" style:font-style-asian="normal" style:font-weight-asian="bold" style:font-style-complex="normal" style:font-weight-complex="normal"/>
    </style:style>
    <style:style style:name="T204" style:family="text">
      <style:text-properties style:font-name="Nimbus Sans L" fo:font-style="normal" fo:font-weight="bold" officeooo:rsid="007ab96d" style:font-style-asian="normal" style:font-weight-asian="bold" style:font-style-complex="normal" style:font-weight-complex="normal"/>
    </style:style>
    <style:style style:name="T205" style:family="text">
      <style:text-properties style:font-name="Nimbus Sans L" fo:font-style="normal" fo:font-weight="bold" officeooo:rsid="0078c540" style:language-asian="tr" style:country-asian="TR" style:font-style-asian="normal" style:font-weight-asian="bold" style:font-name-complex="Times New Roman" style:font-style-complex="normal" style:font-weight-complex="normal"/>
    </style:style>
    <style:style style:name="T206" style:family="text">
      <style:text-properties style:font-name="Nimbus Sans L" fo:font-style="normal" fo:font-weight="bold" officeooo:rsid="007ab96d" style:language-asian="tr" style:country-asian="TR" style:font-style-asian="normal" style:font-weight-asian="bold" style:font-name-complex="Times New Roman" style:font-style-complex="normal" style:font-weight-complex="normal"/>
    </style:style>
    <style:style style:name="T207" style:family="text">
      <style:text-properties style:font-name="Nimbus Sans L" fo:font-style="normal" fo:font-weight="bold" officeooo:rsid="0078c540" style:language-asian="tr" style:country-asian="TR" style:font-style-asian="normal" style:font-weight-asian="bold" style:font-name-complex="Times New Roman" style:font-style-complex="normal" style:font-weight-complex="bold"/>
    </style:style>
    <style:style style:name="T208" style:family="text">
      <style:text-properties style:font-name="Nimbus Sans L" fo:font-style="normal" fo:font-weight="normal" officeooo:rsid="0078c540" style:language-asian="tr" style:country-asian="TR" style:font-style-asian="normal" style:font-weight-asian="normal" style:font-name-complex="Times New Roman" style:font-style-complex="normal" style:font-weight-complex="normal"/>
    </style:style>
    <style:style style:name="T209" style:family="text">
      <style:text-properties style:font-name="Nimbus Sans L" fo:font-style="normal" fo:font-weight="normal" officeooo:rsid="007ab96d" style:language-asian="tr" style:country-asian="TR" style:font-style-asian="normal" style:font-weight-asian="normal" style:font-name-complex="Times New Roman" style:font-style-complex="normal" style:font-weight-complex="normal"/>
    </style:style>
    <style:style style:name="T210" style:family="text">
      <style:text-properties style:font-name="Nimbus Sans L" fo:font-weight="bold" officeooo:rsid="00248930" style:language-asian="tr" style:country-asian="TR" style:font-weight-asian="bold" style:font-name-complex="Times New Roman" style:font-weight-complex="bold"/>
    </style:style>
    <style:style style:name="T211" style:family="text">
      <style:text-properties style:font-name="Nimbus Sans L" fo:font-size="12pt" officeooo:rsid="0078c540" style:font-size-asian="12pt" style:language-asian="tr" style:country-asian="TR" style:font-name-complex="Times New Roman" style:font-size-complex="12pt"/>
    </style:style>
    <style:style style:name="T212" style:family="text">
      <style:text-properties style:font-name="Nimbus Sans L" fo:font-size="12pt" fo:font-style="normal" fo:font-weight="bold" officeooo:rsid="007ab96d" style:font-size-asian="12pt" style:language-asian="tr" style:country-asian="TR" style:font-style-asian="normal" style:font-weight-asian="bold" style:font-name-complex="Times New Roman" style:font-size-complex="12pt" style:font-style-complex="normal" style:font-weight-complex="normal"/>
    </style:style>
    <style:style style:name="T213" style:family="text">
      <style:text-properties officeooo:rsid="0078c540"/>
    </style:style>
    <style:style style:name="T214" style:family="text">
      <style:text-properties officeooo:rsid="00792c64"/>
    </style:style>
    <style:style style:name="T215" style:family="text">
      <style:text-properties officeooo:rsid="007ab96d"/>
    </style:style>
    <style:style style:name="T216" style:family="text">
      <style:text-properties style:font-name="Caladea" fo:font-size="13pt" style:font-size-asian="13pt" style:font-size-complex="13pt"/>
    </style:style>
    <style:style style:name="T217" style:family="text">
      <style:text-properties style:font-name="Caladea" fo:font-size="13pt" officeooo:rsid="0078c540" style:font-size-asian="13pt" style:font-size-complex="13pt"/>
    </style:style>
    <style:style style:name="T218" style:family="text">
      <style:text-properties style:font-name="Caladea" fo:font-size="13pt" officeooo:rsid="007ab96d" style:font-size-asian="13pt" style:font-size-complex="13pt"/>
    </style:style>
    <style:style style:name="T219" style:family="text">
      <style:text-properties style:font-name="Caladea" fo:font-size="13pt" officeooo:rsid="0078c540" style:font-size-asian="13pt" style:language-asian="tr" style:country-asian="TR" style:font-name-complex="Times New Roman" style:font-size-complex="13pt"/>
    </style:style>
    <style:style style:name="T220" style:family="text">
      <style:text-properties style:font-name="Caladea" fo:font-size="13pt" officeooo:rsid="0027f142" style:font-size-asian="13pt" style:language-asian="tr" style:country-asian="TR" style:font-name-complex="Times New Roman"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3">MADDE </text:span><text:span text:style-name="T24">1<text:tab/></text:span><text:span text:style-name="T66">Tanım</text:span><text:span text:style-name="T68">lar</text:span><text:span text:style-name="T66">: </text:span><text:span text:style-name="T67">İ</text:span><text:span text:style-name="T68">şbu sözleşmede adı geçen; </text:span><text:span text:style-name="T51">Kiraya veren</text:span><text:span text:style-name="T67">; </text:span><text:span text:style-name="T70">mecurun</text:span><text:span text:style-name="T67"> sahibi</text:span><text:span text:style-name="T68">ni</text:span><text:span text:style-name="T67"> ve/veya vekili</text:span><text:span text:style-name="T68">ni</text:span><text:span text:style-name="T67">, </text:span><text:span text:style-name="T51">Kiracı;</text:span><text:span text:style-name="T77"> </text:span><text:span text:style-name="T80">mecuru</text:span><text:span text:style-name="T77"> kiralama hak</text:span><text:span text:style-name="T79">k</text:span><text:span text:style-name="T77">ını belirli bir ücret karşılığında </text:span><text:span text:style-name="T80">belirli bir süre</text:span><text:span text:style-name="T77"> kabul <text:s/>eden gerçek veya tüzel kişi</text:span><text:span text:style-name="T78">yi, </text:span><text:span text:style-name="T51">Sözleşme</text:span><text:span text:style-name="T67"> </text:span><text:span text:style-name="T68">t</text:span><text:span text:style-name="T67">araflarca, şartları belirlenen, şartlar üzerinde anlaşmaya varılan ve imza altına alınan </text:span><text:span text:style-name="T68">işbu </text:span><text:span text:style-name="T67">kira sözleşmesi</text:span><text:span text:style-name="T68">ni ifade eder. </text:span><text:span text:style-name="T3">İşbu k</text:span>ira sözleşmesi, kiraya verenin , <text:span text:style-name="T18">bu sözleşmede özellikleri belirtilen mecurun</text:span> kullanı<text:span text:style-name="T143">mını</text:span> <text:span text:style-name="T142">belli bir süre için</text:span> kiracıya bırakmayı, kiracının da buna karşılık, <text:span text:style-name="T142">bu süre için </text:span>kararlaştırılan kira bedelini ödemeyi üstlendiği<text:span text:style-name="T18"> </text:span>sözleşmedir.</text:p>
      <text:p text:style-name="P23"><text:span text:style-name="T92">M</text:span><text:span text:style-name="T90">ADDE </text:span><text:span text:style-name="T91">2<text:tab/></text:span><text:span text:style-name="T93">Kira süresi:</text:span><text:span text:style-name="T94"> </text:span><text:span text:style-name="T95">İşbu s</text:span><text:span text:style-name="T96">özleşme, belirli süre</text:span><text:span text:style-name="T98">lidir</text:span><text:span text:style-name="T97"> ve <text:s/>k</text:span><text:span text:style-name="T96">ararlaştırılan sürenin geçmesiyle herhangi bir bildirim olmaksızın, </text:span><text:span text:style-name="T99">bu sözleşmeden doğan haklar saklı kalmak şartıyla,</text:span><text:span text:style-name="T96"> sona ere</text:span><text:span text:style-name="T97">r. </text:span></text:p>
      <text:p text:style-name="P5"><text:span text:style-name="T29">M</text:span><text:span text:style-name="T23">ADDE 3 <text:tab/></text:span><text:span text:style-name="T58">Vergi ve benzeri yükümlülüklere katlanma borcu : </text:span>Kiralanana <text:span text:style-name="T163">ait, kültür, arsa, bina vergileri kiraya veren,</text:span> <text:span text:style-name="T165">kira stopaj </text:span>vergi<text:span text:style-name="T50">si, çevre temizlik vergisi </text:span>ve benzeri yükümlülükler <text:span text:style-name="T18">kiracı tarafından ödenecektir. </text:span><text:span text:style-name="T103">Kiracı elektrik, su, </text:span><text:span text:style-name="T105">aidat</text:span><text:span text:style-name="T103"> vb. abone gerektiren işlemlerde, kira başlangıcında abonelikleri üzerine alacaktır ve kira müddeti boyunca bu </text:span><text:span text:style-name="T106">aboneliklere ait</text:span><text:span text:style-name="T103"> giderler kiracıya aittir.</text:span></text:p>
      <text:p text:style-name="P4"><text:span text:style-name="T23">MADDE </text:span><text:span text:style-name="T24">4 <text:tab/></text:span><text:span text:style-name="T59">Yan giderlere katlanma borcu</text:span><text:span text:style-name="T23"> : </text:span>Kira<text:span text:style-name="T18">cı</text:span>, kiralananın kullanımıyla ilgili olmak üzere, kendisi veya üçüncü kişi tarafından yapılan yan giderlere katlanmakla yükümlüdür.</text:p>
      <text:p text:style-name="P6"><text:span text:style-name="T23">MADDE </text:span><text:span text:style-name="T24">5<text:tab/></text:span><text:span text:style-name="T59">Kiralananın teslim anında </text:span><text:span text:style-name="T62">ve </text:span><text:span text:style-name="T59">sonra</text:span><text:span text:style-name="T62">sı</text:span><text:span text:style-name="T59"> ayıplı hâle gelmesinden sorumluluk</text:span><text:span text:style-name="T23"> <text:tab/></text:span></text:p>
      <text:list xml:id="list48438517" text:style-name="WWNum3">
        <text:list-header>
          <text:p text:style-name="P79"><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4"><text:span text:style-name="T23">MADDE </text:span><text:span text:style-name="T28">6</text:span><text:span text:style-name="T24"><text:tab/></text:span><text:span text:style-name="T59">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4"><text:span text:style-name="T23">MADDE </text:span><text:span text:style-name="T30">7</text:span><text:span text:style-name="T24"><text:tab/></text:span><text:span text:style-name="T59">Kira bedelini ödeme borcu,</text:span><text:span text:style-name="T23"> </text:span><text:span text:style-name="T27">ifa zamanı, kiracının temerrüdü</text:span><text:span text:style-name="T23"><text:tab/><text:tab/></text:span></text:p>
      <text:list xml:id="list162618626535030" text:continue-numbering="true" text:style-name="WWNum3">
        <text:list-header>
          <text:p text:style-name="P80"><text:span text:style-name="T102">Kira bedeli nettir. <text:s/></text:span><text:span text:style-name="T101">Sözleşme</text:span><text:span text:style-name="T102">de</text:span><text:span text:style-name="T101"> </text:span><text:span text:style-name="T102">belirtilen kira bedeli</text:span><text:span text:style-name="T101">, vergiler düşüldükten sonra </text:span><text:span text:style-name="T102">kiralayana </text:span><text:span text:style-name="T101">ödene</text:span><text:span text:style-name="T102">cek</text:span><text:span text:style-name="T101"> </text:span><text:span text:style-name="T106">net </text:span><text:span text:style-name="T101">miktardır. </text:span><text:span text:style-name="T102">Kira stopaj vergisi kiracı tarafından, </text:span><text:span text:style-name="T106">kiraya veren adına </text:span><text:span text:style-name="T102">ödenecektir. Her türlü resim vergi ve harçlar, ÇTV, stopaj vergisi ve kira süresi içerisinde ortaya çıkabilecek her türlü resmi ödemeler, vergi ve harçlar kiracı tarafından ödenecektir.</text:span><text:span text:style-name="T101"> Kiracı, kira bedelini </text:span><text:span text:style-name="T115">( kira bedeli aylık ödemeli yapılacaksa )</text:span><text:span text:style-name="T101"> ve yan giderleri, her ayın </text:span><text:span text:style-name="T120">3. günü</text:span><text:span text:style-name="T115"> peşin </text:span><text:span text:style-name="T101">ödemekle yükümlüdür. </text:span><text:span text:style-name="T116">Ki</text:span><text:span text:style-name="T115">ra ödemeleri kiraya verene ait banka hesabına yatırılacaktır. </text:span>Kiracı, kira bedelini ödemekle yükümlüdür. <text:span text:style-name="T101">İşbu sö</text:span><text:span text:style-name="T114">z</text:span><text:span text:style-name="T101">leşme</text:span><text:span text:style-name="T109">de belirlenen</text:span><text:span text:style-name="T101"> kira bedeli</text:span><text:span text:style-name="T109">nin ödeme vadesi </text:span><text:span text:style-name="T113">sözleşme düzenleme </text:span><text:span text:style-name="T109">tarihidir.</text:span><text:span text:style-name="T101"> Ödeme çek veya senet ile taahhüt edilmiş ise ödemenin zamanında <text:s/>ödenmemesi durumunda, </text:span><text:span text:style-name="T113">çek veya senedin ödeme vadesi, sözleşme düzenleme tarihi olarak kabul edilecektir </text:span><text:span text:style-name="T117">ve</text:span><text:span text:style-name="T113"> </text:span><text:span text:style-name="T101"><text:s/></text:span><text:span text:style-name="T117">k</text:span><text:span text:style-name="T113">iracı </text:span><text:span text:style-name="T117">geçmiş ve </text:span><text:span text:style-name="T113">o</text:span><text:span text:style-name="T101">turduğu süreye ait kira borcunu, </text:span><text:span text:style-name="T109">geçen her gün için, yıllık kira bedelinin yüzde </text:span><text:span text:style-name="T113">biri</text:span><text:span text:style-name="T109"> oranında </text:span><text:span text:style-name="T113">(%1)</text:span><text:span text:style-name="T109"> </text:span><text:span text:style-name="T112">günlük </text:span><text:span text:style-name="T109">ceza bedeli </text:span><text:span text:style-name="T113">ile birlikte</text:span><text:span text:style-name="T109"> ödemeyi</text:span><text:span text:style-name="T101"> peşinen kabul ve taahhüt eder.</text:span></text:p>
        </text:list-header>
      </text:list>
      <text:p text:style-name="P4"><text:span text:style-name="T23">MADDE </text:span><text:span text:style-name="T31">8</text:span><text:span text:style-name="T25"><text:tab/></text:span><text:span text:style-name="T60">Temizlik ve bakım giderlerini ödeme borcu</text:span> : Kiracı, kiralananın olağan kullanımı için gerekli temizlik ve bakım giderlerini ödemekle yükümlüdür.</text:p>
      <text:p text:style-name="P4"><text:span text:style-name="T23">MADDE </text:span><text:span text:style-name="T31">9</text:span><text:span text:style-name="T25"><text:tab/></text:span><text:span text:style-name="T28">K</text:span><text:span text:style-name="T6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7">önce kiracıya bildirmek ve bunların </text:span>yapıldığı sırada kiracının yararlarını göz önünde tutmak zorundadır. </text:p>
      <text:p text:style-name="P7"><text:span text:style-name="T23">MADDE </text:span><text:span text:style-name="T25">1</text:span><text:span text:style-name="T31">0</text:span><text:span text:style-name="T25"><text:tab/></text:span><text:span text:style-name="T60">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4">mecurda bir değişiklik yapmak isterse bu ek bir sözleşme ile belirlenmelidir.</text:span> Kiracı, kiraya verenin rızasıyla yaptığı yenilik ve değişiklikler sebebiyle kiralananda ortaya çıka<text:span text:style-name="T164">bilecek</text:span> değer artışının karşılığını isteyemez. <text:span text:style-name="T101">İzin verilen, boya, badana tamirat </text:span></text:p>
      <text:p text:style-name="P24">KİRAYA VEREN<text:tab/>KİRACI<text:tab/>ŞAHİT-KEFİL</text:p>
      <text:p text:style-name="P77"><text:span text:style-name="T189"><text:tab/><text:tab/><text:tab/><text:tab/><text:tab/><text:tab/> </text:span><text:span text:style-name="T190">A</text:span><text:span text:style-name="T191">dem Kesici</text:span></text:p>
      <text:p text:style-name="P8"><text:soft-page-break/><text:span text:style-name="T101">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7">Aksi bir sözleşme ile kararlaştırlmamışsa, </text:span><text:span text:style-name="T104">Kiracı, kira bitiminde yaptığı bu tip imalatları sökemez, çıkaramaz, kıramaz. Kiracı bu tip imalatları sağlam olarak kiraya verene teslim etmekle yükümlüdür. </text:span></text:p>
      <text:p text:style-name="P4"><text:span text:style-name="T23">MADDE </text:span><text:span text:style-name="T28">1</text:span><text:span text:style-name="T31">1</text:span><text:span text:style-name="T25"><text:tab/></text:span><text:span text:style-name="T60">Alt kira ve kullanım hakkının devri, </text:span><text:span text:style-name="T52">Kira ilişkisinin devri</text:span><text:span text:style-name="T23"> : </text:span>Kiracı, kiraya verenin yazılı rızası olmadıkça, kiralananı başkasına kiralayamayacağı gibi, kullanım hakkını da, kira ilişkisini <text:span text:style-name="T143">de</text:span> başkasına devredemez. </text:p>
      <text:p text:style-name="P4"><text:span text:style-name="T23">MADDE </text:span><text:span text:style-name="T25">1</text:span><text:span text:style-name="T32">2</text:span><text:span text:style-name="T25"><text:tab/></text:span><text:span text:style-name="T60">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4"><text:span text:style-name="T23">MADDE </text:span><text:span text:style-name="T28">1</text:span><text:span text:style-name="T32">3</text:span><text:span text:style-name="T25"><text:tab/></text:span><text:span text:style-name="T60">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39">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9"><text:span text:style-name="T23">MADDE </text:span><text:span text:style-name="T28">1</text:span><text:span text:style-name="T32">4</text:span><text:span text:style-name="T25"><text:tab/></text:span><text:span text:style-name="T58">Sözleşmenin sona ermesi</text:span><text:span text:style-name="T2"> : </text:span><text:span text:style-name="T4">İşbu sözleşme, belirli süreli bir sözleşmedir. K</text:span>ira sözleşmesi bu sürenin sonunda kendiliğinden sona erer. <text:span text:style-name="T164">Kiracı kiralananı sözleşme bitim tarihinde boşaltmakla yükümlüdür.</text:span><text:span text:style-name="T76"> </text:span><text:span text:style-name="T88">K</text:span><text:span text:style-name="T85">iracı, </text:span><text:span text:style-name="T88">mecuru boşaltmadığı takdirde, </text:span><text:span text:style-name="T85"><text:s/></text:span><text:span text:style-name="T84">geçmiş ve </text:span><text:span text:style-name="T85">o</text:span><text:span text:style-name="T81">turduğu süreye ait kira borcunu, </text:span><text:span text:style-name="T86">geçen her gün için, yıllık kira bedelinin yüzde </text:span><text:span text:style-name="T85">biri</text:span><text:span text:style-name="T86"> oranında </text:span><text:span text:style-name="T85">(%1)</text:span><text:span text:style-name="T86"> </text:span><text:span text:style-name="T87">günlük </text:span><text:span text:style-name="T86">ceza bedeli </text:span><text:span text:style-name="T85">ile birlikte</text:span><text:span text:style-name="T86"> ödemeyi</text:span><text:span text:style-name="T81"> peşinen kabul ve taahhüt eder.</text:span></text:p>
      <text:p text:style-name="P4"><text:span text:style-name="T23">MADDE </text:span><text:span text:style-name="T28">1</text:span><text:span text:style-name="T32">5</text:span><text:span text:style-name="T23"><text:tab/></text:span><text:span text:style-name="T58">Kiracının iflası </text:span><text:span text:style-name="T63">ve ölümü : </text:span>Kiracı, kiralananın tesliminden sonra iflas eder <text:span text:style-name="T164">veya</text:span> <text:s/>öl<text:span text:style-name="T164">ürse, ö</text:span>len kiracının <text:span text:style-name="T49">mirasçıları ve </text:span>ortakları veya bu ortakların aynı meslek ve sanatı yürüten mirasçıları <text:span text:style-name="T21"><text:s/>kiranın devam etmesine yönelik istekleri, bu sözleşmeye bağlı olarak geçersizdir. </text:span><text:span text:style-name="T69">Kiracının ölümü ile bu sözleşmedeki </text:span><text:span text:style-name="T66">“Kiralananın sözleşmenin bitiminden önce geri verilmesi” </text:span><text:span text:style-name="T69">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3">MADDE </text:span><text:span text:style-name="T28">1</text:span><text:span text:style-name="T32">6</text:span><text:span text:style-name="T26"><text:tab/></text:span><text:span text:style-name="T61">Kiralananın geri verilmesi</text:span><text:span text:style-name="T23"> <text:tab/>:</text:span><text:span text:style-name="T2"> “</text:span><text:span text:style-name="T71">Kiralananda yenilik ve değişiklik yapılması“ </text:span><text:span text:style-name="T72">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9">de</text:span>, sözleşmeye aykırı kullanmadan doğacak zararları giderme<text:span text:style-name="T22">kle yükümlüdür.</text:span> </text:p>
      <text:p text:style-name="P4"><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3">MADDE </text:span><text:span text:style-name="T32">18</text:span><text:span text:style-name="T26"><text:tab/></text:span><text:span text:style-name="T61">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4"><text:span text:style-name="T23">MADDE </text:span><text:span text:style-name="T28">1</text:span><text:span text:style-name="T32">9</text:span><text:span text:style-name="T26"><text:tab/></text:span><text:span text:style-name="T61">Kiracının güvence vermesi</text:span><text:span text:style-name="T23"> <text:tab/>: </text:span><text:span text:style-name="T5">K</text:span>iracı<text:span text:style-name="T48">nın</text:span> güvence verme borcu <text:span text:style-name="T48">vardır ve yıllık kira </text:span></text:p>
      <text:p text:style-name="P16">bedelinin %25 ‘i olarak yapılacaktır. </text:p>
      <text:p text:style-name="P27">KİRAYA VEREN<text:tab/>KİRACI<text:tab/>ŞAHİT-KEFİL</text:p>
      <text:p text:style-name="P78"><text:tab/><text:tab/><text:tab/><text:tab/><text:tab/><text:tab/> <text:span text:style-name="T214">A</text:span><text:span text:style-name="T215">dem Kesici</text:span></text:p>
      <text:p text:style-name="P8"><text:soft-page-break/><text:span text:style-name="T23">MADDE </text:span><text:span text:style-name="T28">2</text:span><text:span text:style-name="T32">0</text:span><text:span text:style-name="T26"> <text:tab/></text:span><text:span text:style-name="T61">Kira </text:span><text:span text:style-name="T64">Yıllık Artış Oranı</text:span><text:span text:style-name="T23"> </text:span><text:span text:style-name="T26">ve </text:span><text:span text:style-name="T61">Belirlenmesi<text:tab/>: </text:span><text:span text:style-name="T48">Bir yıldan uzun süreyle yapılan sözleşmelerde </text:span>uygulanacak <text:span text:style-name="T144">yıllık kira artış oranı</text:span>, <text:span text:style-name="T139">yıllık tüketici </text:span>fiyat endeksin<text:span text:style-name="T139">in (TÜFE)</text:span> oniki aylık ortalama<text:span text:style-name="T141">sı </text:span>oranını<text:span text:style-name="T48">n %10 ‘un altında olması durumunda; %10, değişim oranının %10 ‘un üstünde olması durumunda ise, değişim oranının altında olmamak</text:span> koşuluyla <text:span text:style-name="T100">yapılacaktır.</text:span>. </text:p>
      <text:p text:style-name="P12"><text:span text:style-name="T36">MADDE </text:span><text:span text:style-name="T37">2</text:span><text:span text:style-name="T38">1</text:span><text:span text:style-name="T37"> <text:tab/></text:span><text:span text:style-name="T39">Sözleşmenin feshi : </text:span><text:span text:style-name="T101">İşbu sözleşmenin herhangi bir maddesinin ihlali ile </text:span><text:span text:style-name="T121">veya süre bitiminde</text:span><text:span text:style-name="T101">, </text:span><text:span text:style-name="T116">kiraya verenin hakları saklı kalmak şartıyla</text:span><text:span text:style-name="T101"> sözleşme fesh edilir ve kiracı mecuru hiçbir ihtara gerek kalmadan boşaltma</text:span><text:span text:style-name="T122">yı kabul ve taahhüt etmiştir.</text:span><text:span text:style-name="T101">. </text:span></text:p>
      <text:list xml:id="list162619776154573" text:continue-numbering="true" text:style-name="WWNum3">
        <text:list-header>
          <text:p text:style-name="P81"><text:span text:style-name="T36">MADDE </text:span><text:span text:style-name="T37">2</text:span><text:span text:style-name="T38">2</text:span><text:span text:style-name="T39"><text:tab/>Kefil ve şahit : </text:span><text:span text:style-name="T101">Kefil </text:span><text:span text:style-name="T122">ve şahit</text:span><text:span text:style-name="T101">, bu sözşleşmeye attığı imza ile, sözleşme şartlarına uyulmaması </text:span><text:span text:style-name="T113">ve/veya bu sözleşmeyle bağlantılı tahliye taahhütnamesi vb. belgeler</text:span><text:span text:style-name="T101"> ile ortaya çıkabilecek her türlü maddi ve manevi zararların karşılanması hususunda, müteselsilen sorumlu olduğunu kabul ve beyan etmiştir. Kefil </text:span><text:span text:style-name="T123">ve Şahit</text:span><text:span text:style-name="T101">, sözleşmeyi imzalayan kişinin, şözleşmede adı geçen kişi olduğuna şahitlik ettiğini kabul ve beyan eder. </text:span></text:p>
          <text:p text:style-name="P82"><text:span text:style-name="T38">MADDE 23<text:tab/>Yetkili mercii ve tebligat :</text:span><text:span text:style-name="T13"> İşbu </text:span><text:span text:style-name="T122"><text:s/>sözleşmede belirtilen adresler tarafların tebligat adresleri olarak da belirlenmiş olup her türlü tebligatın bu adreslere yapılabileceği taraflarca kabul edilmişti</text:span><text:span text:style-name="T124">r.</text:span><text:span text:style-name="T122"> Taraflar, anlaşmazlık vuku</text:span><text:span text:style-name="T124">unda</text:span><text:span text:style-name="T122">, T.C. Tokat Mahkeme ve İcra Dairelerinin selahiyetini </text:span><text:span text:style-name="T121">şimdiden </text:span><text:span text:style-name="T122">kabul ve beyan etmiştir. </text:span></text:p>
          <text:p text:style-name="P83"/>
          <text:p text:style-name="P82"><text:span text:style-name="T101">İşbu akit, </text:span><text:span text:style-name="T124">3</text:span><text:span text:style-name="T125"> sayfa,</text:span><text:span text:style-name="T126"> 2</text:span><text:span text:style-name="T122">3</text:span><text:span text:style-name="T126"> madde </text:span><text:span text:style-name="T122">ve kiraya veren, kiracı, kiralanan ve kira hakkında detaylardan</text:span><text:span text:style-name="T126"> </text:span><text:span text:style-name="T125">oluşur ve </text:span><text:span text:style-name="T124">1</text:span><text:span text:style-name="T101"> nüsha halinde tanzim edilmiş olup, taraflarca </text:span><text:span text:style-name="T122">okunarak, </text:span><text:span text:style-name="T101">kabul edilmiş ve imzalanmıştır.</text:span></text:p>
        </text:list-header>
      </text:list>
      <text:p text:style-name="P60"/>
      <text:p text:style-name="P68">Sözleşmenin<text:tab/></text:p>
      <text:p text:style-name="P67"><text:span text:style-name="T161">Düzenleme Tarihi</text:span><text:span text:style-name="T162"><text:tab/></text:span><text:span text:style-name="T138">: </text:span><text:span text:style-name="T45">30</text:span><text:span text:style-name="T44"> </text:span><text:span text:style-name="T46">Haziran</text:span><text:span text:style-name="T43"> 20</text:span><text:span text:style-name="T45">19</text:span><text:span text:style-name="T43"> </text:span><text:span text:style-name="T73"><text:s/><text:tab/><text:tab/></text:span><text:span text:style-name="T74">Düzenleme No: </text:span><text:span text:style-name="T53">20</text:span><text:span text:style-name="T54">2</text:span><text:span text:style-name="T55">0</text:span><text:span text:style-name="T56">30</text:span><text:span text:style-name="T55">0</text:span><text:span text:style-name="T57">6</text:span><text:span text:style-name="T55">-00</text:span><text:span text:style-name="T57">4</text:span></text:p>
      <text:p text:style-name="P69">Kiraya Veren<text:tab/></text:p>
      <text:p text:style-name="P66"><text:span text:style-name="T157">Adı Soyadı</text:span><text:span text:style-name="T101"><text:tab/>: </text:span></text:p>
      <text:p text:style-name="P66"><text:span text:style-name="T155">TC Kimlik No</text:span><text:span text:style-name="T9"><text:tab/>:</text:span><text:span text:style-name="T36"><text:tab/></text:span></text:p>
      <text:p text:style-name="P69">Kiracı<text:tab/></text:p>
      <text:p text:style-name="P64"><text:span text:style-name="T156">Adı Soyadı</text:span><text:tab/>: <text:span text:style-name="T34">A</text:span><text:span text:style-name="T35">dem Kesici</text:span></text:p>
      <text:p text:style-name="P71"><text:span text:style-name="T172">TC Kimlik No</text:span><text:span text:style-name="T178"><text:tab/>: </text:span><text:span text:style-name="T212">530 6804 5056</text:span></text:p>
      <text:p text:style-name="P72"><text:span text:style-name="T174">Tebligat </text:span><text:span text:style-name="T172">Adres</text:span><text:span text:style-name="T178"><text:tab/>: </text:span><text:span text:style-name="T219">Kuyumcular Çarşısı No:25 TOKAT </text:span></text:p>
      <text:p text:style-name="P75"><text:span text:style-name="T156">Telefon No</text:span><text:tab/>: <text:span text:style-name="T217">0 537 702 9885</text:span><text:tab/></text:p>
      <text:p text:style-name="P64"><text:span text:style-name="T146">Kiralana</text:span><text:span text:style-name="T147">nın</text:span><text:span text:style-name="T149"><text:tab/></text:span></text:p>
      <text:p text:style-name="P64"><text:span text:style-name="T156">Cinsi<text:tab/></text:span><text:tab/><text:tab/>: <text:span text:style-name="T213">İçinde kapalı depo alanı olan arsa</text:span></text:p>
      <text:p text:style-name="P70"><text:span text:style-name="T173">Kullanım Amacı</text:span><text:span text:style-name="T178"><text:tab/>:</text:span><text:span text:style-name="T179"> </text:span><text:span text:style-name="T181">Oto park - Oto Yıkama </text:span><text:span text:style-name="T180"><text:s/></text:span></text:p>
      <text:p text:style-name="P75"><text:span text:style-name="T156">Adresi<text:tab/></text:span><text:tab/><text:tab/>: <text:span text:style-name="T216">Ali Paşa Hamam Sokak No: 6 </text:span><text:span text:style-name="T218">TOKAT</text:span></text:p>
      <text:p text:style-name="P73"><text:span text:style-name="T175">Tapu </text:span><text:span text:style-name="T176">B</text:span><text:span text:style-name="T175">ilgileri</text:span><text:span text:style-name="T177"><text:tab/> <text:s/><text:tab/></text:span><text:span text:style-name="T178">: </text:span><text:span text:style-name="T182">Pafta: </text:span><text:span text:style-name="T186">4</text:span><text:span text:style-name="T182"><text:tab/></text:span><text:span text:style-name="T183">A</text:span><text:span text:style-name="T178">da<text:tab/>:</text:span><text:span text:style-name="T184"> </text:span><text:span text:style-name="T186">385</text:span><text:span text:style-name="T185"><text:tab/>Parsel<text:tab/>: </text:span><text:span text:style-name="T186">22</text:span></text:p>
      <text:p text:style-name="P66"><text:span text:style-name="T152">Abone Bilgileri</text:span><text:span text:style-name="T150"><text:tab/></text:span><text:span text:style-name="T101">: Elektrik : </text:span><text:span text:style-name="T210"><text:tab/></text:span><text:span text:style-name="T101"><text:tab/>Su : </text:span></text:p>
      <text:p text:style-name="P64"><text:span text:style-name="T145">Kiranın </text:span><text:tab/></text:p>
      <text:p text:style-name="P71"><text:span text:style-name="T172">Başlangıç tarihi</text:span><text:span text:style-name="T178"><text:tab/>: </text:span><text:span text:style-name="T187">3</text:span><text:span text:style-name="T186">0</text:span><text:span text:style-name="T188"> </text:span><text:span text:style-name="T186">Haziran</text:span><text:span text:style-name="T188"> 20</text:span><text:span text:style-name="T187">19</text:span><text:span text:style-name="T182"><text:tab/></text:span><text:span text:style-name="T178"><text:tab/></text:span></text:p>
      <text:p text:style-name="P63"><text:span text:style-name="T156">Bitiş tarihi</text:span><text:tab/><text:tab/>: <text:span text:style-name="T35">29</text:span><text:span text:style-name="T34"> </text:span><text:span text:style-name="T35">Haziran</text:span><text:span text:style-name="T34"> 2020</text:span><text:span text:style-name="T23"><text:tab/></text:span></text:p>
      <text:p text:style-name="P61"><text:span text:style-name="T156">Süresi <text:tab/></text:span><text:tab/><text:tab/>: <text:span text:style-name="T213">Bir Yıl</text:span></text:p>
      <text:p text:style-name="P65"><text:span text:style-name="T154">Bedeli<text:tab/></text:span><text:span text:style-name="T101"><text:tab/><text:tab/>: </text:span><text:span text:style-name="T131">3</text:span><text:span text:style-name="T133">0</text:span><text:span text:style-name="T131">.</text:span><text:span text:style-name="T133">550 </text:span><text:span text:style-name="T131">TL (</text:span><text:span text:style-name="T41">Otuz Bin </text:span><text:span text:style-name="T42">Beş Yüz Elli</text:span><text:span text:style-name="T41"> TL</text:span><text:span text:style-name="T131">) + STOPAJ VERGİSİ</text:span></text:p>
      <text:p text:style-name="P14"><text:span text:style-name="T148">Ödeme</text:span><text:span text:style-name="T151"> </text:span><text:span text:style-name="T81"><text:s/><text:tab/></text:span></text:p>
      <text:p text:style-name="P14"><text:span text:style-name="T159">Ş</text:span><text:span text:style-name="T158">ekli</text:span><text:span text:style-name="T81"><text:tab/><text:tab/><text:tab/>: </text:span><text:span text:style-name="T83"><text:s/></text:span><text:span text:style-name="T89">Kira başlangıç tarihinde, peşin olarak banka hesabına yatırılacaktır.</text:span><text:span text:style-name="T83"> </text:span></text:p>
      <text:p text:style-name="P13"><text:span text:style-name="T159">B</text:span><text:span text:style-name="T160">anka hesa</text:span><text:span text:style-name="T159">p no</text:span><text:span text:style-name="T82"><text:tab/>: </text:span></text:p>
      <text:p text:style-name="P20"/>
      <text:p text:style-name="P28"><text:s/></text:p>
      <text:p text:style-name="P25"/>
      <text:p text:style-name="P62">İşbu akitteki bilgilerin doğruluğunu ve sözleşmenin tüm şartlarına uyacağımı peşinen kabul ettiğimi, <text:span text:style-name="T140">akiti okuyarak, hür irademle imzaladığımı,</text:span> beyan ve taahhüt ederim.</text:p>
      <text:p text:style-name="P15"/>
      <text:p text:style-name="P26">KİRAYA VEREN<text:tab/><text:span text:style-name="T196">K</text:span>İRACI<text:tab/>ŞAHİT-KEFİL</text:p>
      <text:p text:style-name="P78"><text:tab/><text:tab/><text:tab/><text:tab/><text:tab/><text:tab/><text:span text:style-name="T214">A</text:span><text:span text:style-name="T215">dem Kesici</text:span><text:tab/> <text:tab/><text:tab/> <text:s text:c="2"/><text:tab/> <text:s text:c="3"/></text:p>
      <text:p text:style-name="P22"/>
      <text:p text:style-name="P21"><text:soft-page-break/></text:p>
      <text:p text:style-name="P21"/>
      <text:p text:style-name="P21"/>
      <text:p text:style-name="P21"/>
      <text:p text:style-name="P21"/>
      <text:p text:style-name="P17">TAHLİYE TAAHHÜTNAMESİ</text:p>
      <text:p text:style-name="P17"/>
      <text:p text:style-name="P40"><text:span text:style-name="T101"><text:tab/>Halen tahtı icarımda bulunan, kiraya vereni ve özellikleri aşağıda belirtilen taşınmazı; </text:span><text:span text:style-name="T112">tahliye etmeyi taahhüt ettiğim tarih</text:span><text:span text:style-name="T118">te</text:span><text:span text:style-name="T112">, </text:span><text:span text:style-name="T118">aşağıda </text:span><text:span text:style-name="T112">tarih </text:span><text:span text:style-name="T118">ve</text:span><text:span text:style-name="T112"> sayı</text:span><text:span text:style-name="T119">sı </text:span><text:span text:style-name="T118">belirtilen </text:span><text:span text:style-name="T112">kira sözleşme</text:span><text:span text:style-name="T119">sinin</text:span><text:span text:style-name="T112"> şartlarına bağlı kalarak, </text:span><text:span text:style-name="T110"><text:s/></text:span><text:span text:style-name="T101">hiçbir kanuni merasime, ihtar ve protesto keşidesine, cevap itasına, tebliğ ve tebellüğe, </text:span><text:span text:style-name="T134">herhangi bir ihtar ve hiçbir hüküm istihsaline ve mahkemeden ilam almaya hacet kalmaksızın</text:span><text:span text:style-name="T101"> kayıtsız ve şartsız olarak boşaltmayı </text:span><text:span text:style-name="T134">kesin olarak, </text:span><text:span text:style-name="T136">hür irademle</text:span><text:span text:style-name="T134"> beyan, kabul ve taahhüt ed</text:span><text:span text:style-name="T135">iyorum</text:span><text:span text:style-name="T134">.</text:span></text:p>
      <text:p text:style-name="P37"/>
      <text:p text:style-name="P41"><text:span text:style-name="T101"><text:tab/>Gününde tahliye edemediğim </text:span><text:span text:style-name="T108">veya </text:span><text:span text:style-name="T101">etmediğim takdirde, </text:span><text:span text:style-name="T109">geçen her gün için, yıllık kira bedelinin yüzde </text:span><text:span text:style-name="T113">biri</text:span><text:span text:style-name="T109"> oranında </text:span><text:span text:style-name="T113">(%1)</text:span><text:span text:style-name="T109"> </text:span><text:span text:style-name="T112">günlük </text:span><text:span text:style-name="T109">ceza bedeli ödemeyi, </text:span><text:span text:style-name="T101">kiraya veren veya yetkili kanuni vekili tarafından aleyhime yapılacak, her türlü icra takibatı, mahkeme masrafları, avukatlık ücretleri ve benzeri tüm ücretlerinde tamamen şahsım tarafından karşılanacağını şimdiden <text:s/>kabul,</text:span><text:span text:style-name="T108"> beyan</text:span><text:span text:style-name="T101"> ve taahhüt ediyorum. İşbu taahhütname</text:span><text:span text:style-name="T111">yi</text:span><text:span text:style-name="T101"> </text:span><text:span text:style-name="T119">hür</text:span><text:span text:style-name="T101"> irademle </text:span><text:span text:style-name="T119">okudum ve</text:span><text:span text:style-name="T101"> imza</text:span><text:span text:style-name="T111">lıyorum</text:span><text:span text:style-name="T101">. </text:span></text:p>
      <text:p text:style-name="P44"/>
      <text:p text:style-name="P44"/>
      <text:p text:style-name="P50"/>
      <text:p text:style-name="P59">KİRACI</text:p>
      <text:p text:style-name="P74"><text:span text:style-name="T101">Adı Soyadı <text:tab/>: </text:span><text:span text:style-name="T170">A</text:span><text:span text:style-name="T171">dem Kesici</text:span></text:p>
      <text:p text:style-name="P74"><text:span text:style-name="T75">TC Kimlik No<text:tab/>: </text:span><text:span text:style-name="T209">530 6804 5056</text:span></text:p>
      <text:p text:style-name="P31">Adresi<text:tab/><text:tab/>: </text:p>
      <text:p text:style-name="P31">Telefon<text:tab/>: </text:p>
      <text:p text:style-name="P53"/>
      <text:p text:style-name="P36"/>
      <text:p text:style-name="P56"><text:tab/><text:tab/><text:tab/><text:tab/><text:tab/><text:tab/><text:tab/>İmza<text:tab/>:</text:p>
      <text:p text:style-name="P47"/>
      <text:p text:style-name="P29"/>
      <text:p text:style-name="P34"/>
      <text:p text:style-name="P54"/>
      <text:p text:style-name="P46"/>
      <text:p text:style-name="P43"/>
      <text:p text:style-name="P57">TAHLİYE EDİLECEK YERİN</text:p>
      <text:p text:style-name="P32">Adresi<text:tab/><text:tab/><text:tab/><text:tab/><text:tab/><text:tab/><text:tab/>:</text:p>
      <text:p text:style-name="P38"><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tab/>:<text:tab/></text:span></text:p>
      <text:p text:style-name="P48">Mecurun tahliye Edileceği taahhüt edilen tarih<text:tab/>:</text:p>
      <text:p text:style-name="P48"/>
      <text:p text:style-name="P44"/>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9"><text:soft-page-break/>KİRA FESİH SÖZLEŞMESİ</text:p>
      <text:p text:style-name="P18"/>
      <text:p text:style-name="P18"/>
      <text:p text:style-name="P18"/>
      <text:p text:style-name="P18"/>
      <text:p text:style-name="P18"/>
      <text:p text:style-name="P42"><text:span text:style-name="T101"><text:tab/></text:span><text:span text:style-name="T129">A</text:span><text:span text:style-name="T118">şağıda </text:span><text:span text:style-name="T112">tarih </text:span><text:span text:style-name="T118">ve</text:span><text:span text:style-name="T112"> sayı</text:span><text:span text:style-name="T119">sı </text:span><text:span text:style-name="T118">belirtilen </text:span><text:span text:style-name="T112">kira sözleşme</text:span><text:span text:style-name="T119">si</text:span><text:span text:style-name="T129">ni tek taraflı olarak fesh ediyorum. Sözleşme şartları ile t</text:span><text:span text:style-name="T101">ahtı icarımda bulunan taşınmazı; </text:span><text:span text:style-name="T129">belirtilen tarihte,</text:span><text:span text:style-name="T112"> </text:span><text:span text:style-name="T118">belirtilen </text:span><text:span text:style-name="T112">kira sözleşme</text:span><text:span text:style-name="T119">sinin</text:span><text:span text:style-name="T112"> şartlarına bağlı kalarak </text:span><text:span text:style-name="T137">tahliye ettim.</text:span></text:p>
      <text:p text:style-name="P45"/>
      <text:p text:style-name="P45"/>
      <text:p text:style-name="P30"/>
      <text:p text:style-name="P30"/>
      <text:p text:style-name="P49"/>
      <text:p text:style-name="P58">KİRACI</text:p>
      <text:p text:style-name="P74"><text:span text:style-name="T101">Adı Soyadı <text:tab/><text:tab/>: </text:span><text:span text:style-name="T170">A</text:span><text:span text:style-name="T171">dem Kesici</text:span></text:p>
      <text:p text:style-name="P74"><text:span text:style-name="T199">T</text:span><text:span text:style-name="T198">C Kimlik No<text:tab/></text:span><text:span text:style-name="T75"><text:tab/></text:span><text:span text:style-name="T167">: </text:span><text:span text:style-name="T209">530 6804 5056</text:span></text:p>
      <text:p text:style-name="P30">Adresi<text:tab/><text:tab/><text:tab/>: </text:p>
      <text:p text:style-name="P35">Telefon<text:tab/><text:tab/>: </text:p>
      <text:p text:style-name="P35"/>
      <text:p text:style-name="P55"><text:tab/><text:tab/><text:tab/><text:tab/><text:tab/><text:tab/><text:tab/>İmza<text:tab/>:</text:p>
      <text:p text:style-name="P45"/>
      <text:p text:style-name="P45"/>
      <text:p text:style-name="P45"/>
      <text:p text:style-name="P45"/>
      <text:p text:style-name="P45"/>
      <text:p text:style-name="P33"><text:span text:style-name="T201">FESH</text:span><text:span text:style-name="T200"> EDİLE</text:span><text:span text:style-name="T201">N</text:span><text:span text:style-name="T200"> </text:span><text:span text:style-name="T201">SÖZLEŞMENİN</text:span></text:p>
      <text:p text:style-name="P39"><text:span text:style-name="T15">Tarihi, <text:s/></text:span><text:span text:style-name="T16">No</text:span><text:span text:style-name="T15"><text:tab/><text:tab/><text:tab/><text:tab/>:<text:tab/></text:span></text:p>
      <text:p text:style-name="P49">Mecurun tahliye Edil<text:span text:style-name="T197">diği </text:span>tarih<text:tab/>:</text:p>
      <text:p text:style-name="P49"/>
      <text:p text:style-name="P30"/>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Noto Sans Devanagari1" svg:font-family="'Noto Sans Devanagari'" style:font-family-generic="swiss"/>
    <style:font-face style:name="Caladea" svg:font-family="Calade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3T08:57:13.529473922</meta:creation-date>
    <dc:date>2020-06-29T16:26:17.962520233</dc:date>
    <meta:editing-duration>PT16H47M39S</meta:editing-duration>
    <meta:editing-cycles>43</meta:editing-cycles>
    <meta:generator>LibreOffice/6.4.4.2$Linux_X86_64 LibreOffice_project/3d775be2011f3886db32dfd395a6a6d1ca2630ff</meta:generator>
    <meta:print-date>2020-03-17T12:19:20.147661856</meta:print-date>
    <meta:document-statistic meta:table-count="0" meta:image-count="0" meta:object-count="0" meta:page-count="5" meta:paragraph-count="86" meta:word-count="1799" meta:character-count="13377" meta:non-whitespace-character-count="11501"/>
  </office:meta>
</office:document-meta>
</file>